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t's walk through a sample performance analysis with hypothetical numbers based on the expected behavior of sequential and parallel executions. This analysis will help illustrate how execution time changes with different vector sizes and the number of threads used in parallel execution.</text:p>
      <text:p text:style-name="Standard"/>
      <text:p text:style-name="Standard">### Sample Performance Analysis</text:p>
      <text:p text:style-name="Standard"/>
      <text:p text:style-name="Standard">#### Experimental Setup</text:p>
      <text:p text:style-name="Standard"/>
      <text:p text:style-name="Standard">- **Vector Sizes**: 100,000, 500,000, 1,000,000 elements</text:p>
      <text:p text:style-name="Standard">- **Number of Threads for Parallel Execution**: 1, 2, 4, 8 threads</text:p>
      <text:p text:style-name="Standard"/>
      <text:p text:style-name="Standard">### Expected Results</text:p>
      <text:p text:style-name="Standard"/>
      <text:p text:style-name="Standard">The following tables present hypothetical execution times (in seconds) for both sequential and parallel implementations:</text:p>
      <text:p text:style-name="Standard"/>
      <text:p text:style-name="Standard">#### 1. Sequential Execution Times</text:p>
      <text:p text:style-name="Standard"/>
      <text:p text:style-name="Standard">| Vector Size | Execution Time (Seconds) |</text:p>
      <text:p text:style-name="Standard">|-------------|---------------------------|</text:p>
      <text:p text:style-name="Standard">| 100,000 <text:s text:c="5"/>| 0.045 <text:s text:c="20"/>|</text:p>
      <text:p text:style-name="Standard">| 500,000 <text:s text:c="5"/>| 0.220 <text:s text:c="20"/>|</text:p>
      <text:p text:style-name="Standard">| 1,000,000 <text:s text:c="3"/>| 0.450 <text:s text:c="20"/>|</text:p>
      <text:p text:style-name="Standard"/>
      <text:p text:style-name="Standard">**Analysis**:</text:p>
      <text:p text:style-name="Standard">- Execution time increases linearly with vector size.</text:p>
      <text:p text:style-name="Standard">- Larger vector sizes take more time to process sequentially.</text:p>
      <text:p text:style-name="Standard"/>
      <text:p text:style-name="Standard">#### 2. Parallel Execution Times</text:p>
      <text:p text:style-name="Standard"/>
      <text:p text:style-name="Standard">| Vector Size | Threads | Execution Time (Seconds) |</text:p>
      <text:p text:style-name="Standard">|-------------|---------|---------------------------|</text:p>
      <text:p text:style-name="Standard">| 100,000 <text:s text:c="5"/>| 1 <text:s text:c="6"/>| 0.046 <text:s text:c="20"/>|</text:p>
      <text:p text:style-name="Standard">| 100,000 <text:s text:c="5"/>| 2 <text:s text:c="6"/>| 0.030 <text:s text:c="20"/>|</text:p>
      <text:p text:style-name="Standard">| 100,000 <text:s text:c="5"/>| 4 <text:s text:c="6"/>| 0.020 <text:s text:c="20"/>|</text:p>
      <text:p text:style-name="Standard">| 100,000 <text:s text:c="5"/>| 8 <text:s text:c="6"/>| 0.015 <text:s text:c="20"/>|</text:p>
      <text:p text:style-name="Standard">| 500,000 <text:s text:c="5"/>| 1 <text:s text:c="6"/>| 0.230 <text:s text:c="20"/>|</text:p>
      <text:p text:style-name="Standard">| 500,000 <text:s text:c="5"/>| 2 <text:s text:c="6"/>| 0.115 <text:s text:c="20"/>|</text:p>
      <text:p text:style-name="Standard">| 500,000 <text:s text:c="5"/>| 4 <text:s text:c="6"/>| 0.060 <text:s text:c="20"/>|</text:p>
      <text:p text:style-name="Standard">| 500,000 <text:s text:c="5"/>| 8 <text:s text:c="6"/>| 0.040 <text:s text:c="20"/>|</text:p>
      <text:p text:style-name="Standard">| 1,000,000 <text:s text:c="3"/>| 1 <text:s text:c="6"/>| 0.460 <text:s text:c="20"/>|</text:p>
      <text:p text:style-name="Standard">| 1,000,000 <text:s text:c="3"/>| 2 <text:s text:c="6"/>| 0.230 <text:s text:c="20"/>|</text:p>
      <text:p text:style-name="Standard">| 1,000,000 <text:s text:c="3"/>| 4 <text:s text:c="6"/>| 0.115 <text:s text:c="20"/>|</text:p>
      <text:p text:style-name="Standard">| 1,000,000 <text:s text:c="3"/>| 8 <text:s text:c="6"/>| 0.075 <text:s text:c="20"/>|</text:p>
      <text:p text:style-name="Standard"/>
      <text:p text:style-name="Standard">**Analysis**:</text:p>
      <text:p text:style-name="Standard">- **Effect of Thread Count**:</text:p>
      <text:p text:style-name="Standard"><text:s text:c="2"/>- As the number of threads increases, execution time generally decreases due to better parallelism.</text:p>
      <text:p text:style-name="Standard"><text:s text:c="2"/>- The improvement in execution time becomes less significant as the number of threads exceeds the number of physical cores available on the machine.</text:p>
      <text:p text:style-name="Standard">- **Scalability with Vector Size**:</text:p>
      <text:p text:style-name="Standard"><text:soft-page-break/><text:s text:c="2"/>- The benefit of parallelism becomes more apparent with larger vector sizes. For instance, the difference in execution times between 1 thread and 8 threads is more pronounced for larger vectors (500,000 and 1,000,000) compared to smaller vectors (100,000).</text:p>
      <text:p text:style-name="Standard"/>
      <text:p text:style-name="Standard">### Summary of Results</text:p>
      <text:p text:style-name="Standard"/>
      <text:p text:style-name="Standard">1. **Sequential Execution**:</text:p>
      <text:p text:style-name="Standard"><text:s text:c="3"/>- Time increases with vector size.</text:p>
      <text:p text:style-name="Standard"><text:s text:c="3"/>- Sequential execution is straightforward but becomes impractical for large datasets due to longer processing times.</text:p>
      <text:p text:style-name="Standard"/>
      <text:p text:style-name="Standard">2. **Parallel Execution**:</text:p>
      <text:p text:style-name="Standard"><text:s text:c="3"/>- Parallel execution is faster than sequential for larger vector sizes, demonstrating the benefits of utilizing multiple threads.</text:p>
      <text:p text:style-name="Standard"><text:s text:c="3"/>- The performance improvement is more significant with larger datasets and more threads.</text:p>
      <text:p text:style-name="Standard"><text:s text:c="3"/>- The optimal number of threads depends on the hardware (number of CPU cores) and the size of the data.</text:p>
      <text:p text:style-name="Standard"/>
      <text:p text:style-name="Standard">3. **Performance Comparison**:</text:p>
      <text:p text:style-name="Standard"><text:s text:c="3"/>- For smaller datasets, the overhead of parallelism might outweigh the benefits.</text:p>
      <text:p text:style-name="Standard"><text:s text:c="3"/>- For larger datasets, parallel execution shows a substantial performance gain compared to the sequential approach.</text:p>
      <text:p text:style-name="Standard"/>
      <text:p text:style-name="Standard">This analysis provides a basic understanding of how execution time varies with vector size and thread count. For accurate and detailed performance insights, it's important to run these tests on your actual hardw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7:05:54.288601794</meta:creation-date>
    <dc:date>2024-07-31T17:39:09.707807143</dc:date>
    <meta:editing-duration>PT22M59S</meta:editing-duration>
    <meta:editing-cycles>2</meta:editing-cycles>
    <meta:generator>LibreOffice/24.2.4.2$Linux_X86_64 LibreOffice_project/420$Build-2</meta:generator>
    <meta:document-statistic meta:table-count="0" meta:image-count="0" meta:object-count="0" meta:page-count="2" meta:paragraph-count="49" meta:word-count="475" meta:character-count="3360" meta:non-whitespace-character-count="2475"/>
  </office:meta>
</office:document-meta>
</file>